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acil_lujot" svg:font-family="acil_lujot" style:font-pitch="variable"/>
    <style:font-face style:name="cutapijot" svg:font-family="cutapijot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wiss" style:font-pitch="variable"/>
    <style:font-face style:name="源ノ角ゴシック1" svg:font-family="源ノ角ゴシック" style:font-family-generic="system" style:font-pitch="variable"/>
  </office:font-face-decls>
  <office:automatic-styles>
    <style:style style:name="表1" style:family="table">
      <style:table-properties style:width="19.002cm" fo:margin-left="0cm" table:align="left" style:writing-mode="lr-tb"/>
    </style:style>
    <style:style style:name="表1.A" style:family="table-column">
      <style:table-column-properties style:column-width="0.746cm"/>
    </style:style>
    <style:style style:name="表1.B" style:family="table-column">
      <style:table-column-properties style:column-width="0.914cm"/>
    </style:style>
    <style:style style:name="表1.C" style:family="table-column">
      <style:table-column-properties style:column-width="7.521cm"/>
    </style:style>
    <style:style style:name="表1.D" style:family="table-column">
      <style:table-column-properties style:column-width="9.821cm"/>
    </style:style>
    <style:style style:name="表1.1" style:family="table-row">
      <style:table-row-properties style:min-row-height="0.464cm"/>
    </style:style>
    <style:style style:name="表1.A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表1.B1" style:family="table-cell">
      <style:table-cell-properties style:vertical-align="middle" fo:padding="0.049cm" fo:border-left="none" fo:border-right="0.5pt solid #000000" fo:border-top="0.5pt solid #000000" fo:border-bottom="0.5pt solid #000000"/>
    </style:style>
    <style:style style:name="表1.C1" style:family="table-cell">
      <style:table-cell-properties style:vertical-align="middle" fo:padding="0.049cm" fo:border-left="none" fo:border-right="none" fo:border-top="0.5pt solid #000000" fo:border-bottom="0.5pt solid #000000"/>
    </style:style>
    <style:style style:name="表1.A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表1.C2" style:family="table-cell">
      <style:table-cell-properties style:vertical-align="middle" fo:padding="0.049cm" fo:border-left="none" fo:border-right="0.5pt solid #000000" fo:border-top="none" fo:border-bottom="0.5pt solid #000000"/>
    </style:style>
    <style:style style:name="表1.C3" style:family="table-cell">
      <style:table-cell-properties style:vertical-align="middle" fo:padding="0.049cm" fo:border-left="none" fo:border-right="none" fo:border-top="none" fo:border-bottom="0.5pt solid #000000"/>
    </style:style>
    <style:style style:name="表1.A23" style:family="table-cell">
      <style:table-cell-properties style:vertical-align="middle" fo:background-color="#ffffff" fo:padding="0.049cm" fo:border-left="0.5pt solid #000000" fo:border-right="none" fo:border-top="none" fo:border-bottom="0.5pt solid #000000">
        <style:background-image/>
      </style:table-cell-properties>
    </style:style>
    <style:style style:name="表1.B23" style:family="table-cell">
      <style:table-cell-properties style:vertical-align="middle" fo:background-color="#ffffff" fo:padding="0.049cm" fo:border-left="none" fo:border-right="0.5pt solid #000000" fo:border-top="none" fo:border-bottom="0.5pt solid #000000">
        <style:background-image/>
      </style:table-cell-properties>
    </style:style>
    <style:style style:name="表1.C23" style:family="table-cell">
      <style:table-cell-properties style:vertical-align="middle" fo:background-color="#ffffff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0860a9"/>
    </style:style>
    <style:style style:name="P2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acil_lujot"/>
    </style:style>
    <style:style style:name="P3" style:family="paragraph" style:parent-style-name="Table_20_Contents">
      <style:paragraph-properties fo:margin-left="0cm" fo:margin-right="0cm" style:line-height-at-least="0cm" fo:text-align="center" style:justify-single-word="false" fo:text-indent="0cm" style:auto-text-indent="false"/>
      <style:text-properties style:font-name="xedixel" fo:font-size="20pt" officeooo:rsid="0006e359" officeooo:paragraph-rsid="0006e359" style:font-size-asian="20pt" style:font-size-complex="20pt"/>
    </style:style>
    <style:style style:name="P4" style:family="paragraph" style:parent-style-name="Table_20_Contents">
      <style:paragraph-properties fo:margin-left="0cm" fo:margin-right="0cm" style:line-height-at-least="0cm" fo:text-align="center" style:justify-single-word="false" fo:text-indent="0cm" style:auto-text-indent="false"/>
      <style:text-properties style:font-name="xedixel" fo:font-size="10.5pt" fo:font-weight="bold" officeooo:rsid="0006e359" officeooo:paragraph-rsid="0006e359" style:font-name-asian="源ノ角ゴシック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left="0cm" fo:margin-right="0cm" style:line-height-at-least="0cm" fo:text-indent="0cm" style:auto-text-indent="false"/>
      <style:text-properties fo:font-size="8pt" style:font-size-asian="8pt" style:font-size-complex="8pt"/>
    </style:style>
    <style:style style:name="P6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源ノ明朝" fo:font-size="8pt" style:font-name-asian="源ノ明朝" style:font-size-asian="8pt" style:font-size-complex="8pt"/>
    </style:style>
    <style:style style:name="P7" style:family="paragraph" style:parent-style-name="Table_20_Contents">
      <style:paragraph-properties fo:margin-left="0cm" fo:margin-right="0cm" style:line-height-at-least="0cm" fo:text-align="justify" style:justify-single-word="false" fo:text-indent="0cm" style:auto-text-indent="false"/>
      <style:text-properties style:font-name="源ノ明朝" fo:font-size="8pt" style:font-name-asian="源ノ明朝" style:font-size-asian="8pt" style:font-size-complex="8pt"/>
    </style:style>
    <style:style style:name="P8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源ノ明朝" fo:font-size="8pt" officeooo:paragraph-rsid="0006e359" style:font-name-asian="源ノ明朝" style:font-size-asian="8pt" style:font-size-complex="8pt"/>
    </style:style>
    <style:style style:name="P9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源ノ明朝" fo:font-size="8pt" officeooo:paragraph-rsid="000860a9" style:font-name-asian="源ノ明朝" style:font-size-asian="8pt" style:font-size-complex="8pt"/>
    </style:style>
    <style:style style:name="P10" style:family="paragraph" style:parent-style-name="Text_20_body">
      <style:paragraph-properties fo:text-align="center" style:justify-single-word="false"/>
      <style:text-properties style:font-name="源ノ明朝" fo:font-size="18pt" fo:font-weight="bold" officeooo:paragraph-rsid="0006e359" style:font-name-asian="源ノ明朝" style:font-size-asian="18pt" style:font-weight-asian="bold" style:font-size-complex="18pt" style:font-weight-complex="bold"/>
    </style:style>
    <style:style style:name="T1" style:family="text">
      <style:text-properties officeooo:rsid="0006e359"/>
    </style:style>
    <style:style style:name="T2" style:family="text">
      <style:text-properties style:text-line-through-style="solid" style:text-line-through-type="single" fo:font-size="20pt" style:font-name-asian="源ノ角ゴシック" style:font-size-asian="20pt" style:font-size-complex="20pt"/>
    </style:style>
    <style:style style:name="T3" style:family="text">
      <style:text-properties fo:font-size="20pt" style:font-name-asian="源ノ角ゴシック" style:font-size-asian="20pt" style:font-size-complex="20pt"/>
    </style:style>
    <style:style style:name="T4" style:family="text">
      <style:text-properties style:font-name="源ノ明朝" fo:font-size="8pt" style:font-name-asian="源ノ明朝" style:font-size-asian="8pt" style:font-size-complex="8pt"/>
    </style:style>
    <style:style style:name="T5" style:family="text">
      <style:text-properties style:font-name="cutapijot" officeooo:rsid="0006e359"/>
    </style:style>
    <style:style style:name="T6" style:family="text">
      <style:text-properties style:font-name="cutapijot" fo:font-size="20pt" officeooo:rsid="0006e359" style:font-size-asian="20pt" style:font-size-complex="20pt"/>
    </style:style>
    <style:style style:name="T7" style:family="text">
      <style:text-properties style:font-name="cutapijot" fo:font-size="20pt" officeooo:rsid="00078d3c" style:font-size-asian="20pt" style:font-size-complex="20pt"/>
    </style:style>
    <style:style style:name="T8" style:family="text">
      <style:text-properties style:font-name="cutapijot" fo:font-size="20pt" fo:font-weight="normal" officeooo:rsid="0006e359" style:font-size-asian="20pt" style:font-weight-asian="normal" style:font-size-complex="20pt" style:font-weight-complex="normal"/>
    </style:style>
    <style:style style:name="T9" style:family="text">
      <style:text-properties style:font-name="cutapijot" fo:font-size="20pt" fo:font-weight="normal" officeooo:rsid="00078d3c" style:font-size-asian="20pt" style:font-weight-asian="normal" style:font-size-complex="20pt" style:font-weight-complex="normal"/>
    </style:style>
    <style:style style:name="T10" style:family="text">
      <style:text-properties officeooo:rsid="00086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アイル共和国</text:span><text:span text:style-name="T2">プロパガンダ</text:span><text:span text:style-name="T3">広報かるた</text:span></text:p>
      <text:p text:style-name="P10"><text:span text:style-name="T8">ail lucit acil leti </text:span><text:span text:style-name="T9">jutata</text:span><text:span text:style-name="T8"> leti bepala</text:span><text:line-break/>カード一覧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 table:style-name="表1.1">
          <table:table-cell table:style-name="表1.A1" table:number-rows-spanned="2" office:value-type="string">
            <text:p text:style-name="P3">P</text:p>
          </table:table-cell>
          <table:table-cell table:style-name="表1.B1" table:number-rows-spanned="2" office:value-type="string">
            <text:p text:style-name="P4">パ</text:p>
          </table:table-cell>
          <table:table-cell table:style-name="表1.C1" office:value-type="string">
            <text:p text:style-name="P2">PANKALETI MO, PANKALETI ICCO</text:p>
          </table:table-cell>
          <table:table-cell table:style-name="表1.B1" office:value-type="string">
            <text:p text:style-name="P6">パンカレティ　モ、　パンカレティ　イㇲソ</text:p>
          </table:table-cell>
        </table:table-row>
        <table:table-row table:style-name="表1.1">
          <table:covered-table-cell table:style-name="表1.A2"/>
          <table:covered-table-cell table:style-name="表1.B1"/>
          <table:table-cell table:style-name="表1.C2" table:number-columns-spanned="2" office:value-type="string">
            <text:p text:style-name="P9">良き文化、良き国家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B</text:p>
          </table:table-cell>
          <table:table-cell table:style-name="表1.C2" table:number-rows-spanned="2" office:value-type="string">
            <text:p text:style-name="P4">バ</text:p>
          </table:table-cell>
          <table:table-cell table:style-name="表1.C3" office:value-type="string">
            <text:p text:style-name="P2">BEN LETI ANPE AT KECTENE MOL TAUPO</text:p>
          </table:table-cell>
          <table:table-cell table:style-name="表1.C2" office:value-type="string">
            <text:p text:style-name="P6">ベン　レティ　アンペ　アㇳ　ケㇲテネ　モㇽ　タウポ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6">☆機械油の力と大学のあるタウポ：工業地帯の多いタウポを讃えたもの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M</text:p>
          </table:table-cell>
          <table:table-cell table:style-name="表1.C2" table:number-rows-spanned="2" office:value-type="string">
            <text:p text:style-name="P4">マ</text:p>
          </table:table-cell>
          <table:table-cell table:style-name="表1.C3" office:value-type="string">
            <text:p text:style-name="P2">MO CET MOL PI BUDU E PAN</text:p>
          </table:table-cell>
          <table:table-cell table:style-name="表1.C2" office:value-type="string">
            <text:p text:style-name="P6">モ　セㇳ　モㇽ　ピ　ブドゥ　エ　パン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7">文化は多様で未来は一つ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C</text:p>
          </table:table-cell>
          <table:table-cell table:style-name="表1.C2" table:number-rows-spanned="2" office:value-type="string">
            <text:p text:style-name="P4">サ</text:p>
          </table:table-cell>
          <table:table-cell table:style-name="表1.C3" office:value-type="string">
            <text:p text:style-name="P2">CELENE KUNLANIT PECU PI CO E TUDE JO PEDU</text:p>
          </table:table-cell>
          <table:table-cell table:style-name="表1.C2" office:value-type="string">
            <text:p text:style-name="P6">セレネ　クンラニㇳ　ペス　ピ　ソ　エ　トゥデ　ヨ　ペドゥ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9">△辣茸汁<text:span text:style-name="T1">(</text:span>ペースー<text:span text:style-name="T1">)</text:span>食いたきゃペドゥに行くべし：ペドゥ島名物のペースー<text:span text:style-name="T1">(辛みのあるきのこ汁)を紹介（でも実は観光客向けの料理）</text:span>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X</text:p>
          </table:table-cell>
          <table:table-cell table:style-name="表1.C2" table:number-rows-spanned="2" office:value-type="string">
            <text:p text:style-name="P4">シャ</text:p>
          </table:table-cell>
          <table:table-cell table:style-name="表1.C3" office:value-type="string">
            <text:p text:style-name="P2">XEP-OKIJAU LETI XEP KUKOL</text:p>
          </table:table-cell>
          <table:table-cell table:style-name="表1.C2" office:value-type="string">
            <text:p text:style-name="P6">シェㇷ゚・オキヤウ　レティ　シェㇷ゚　クコㇽ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8">☆シェㇷ゚・オキヤウの大経済：交通の要地、シェㇷ゚・オキヤウを讃える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Z</text:p>
          </table:table-cell>
          <table:table-cell table:style-name="表1.C2" table:number-rows-spanned="2" office:value-type="string">
            <text:p text:style-name="P4">ツァ</text:p>
          </table:table-cell>
          <table:table-cell table:style-name="表1.C3" office:value-type="string">
            <text:p text:style-name="P2">ZIK MOLIPLETI AIL ELME</text:p>
          </table:table-cell>
          <table:table-cell table:style-name="表1.C2" office:value-type="string">
            <text:p text:style-name="P6">ツィㇰ モリㇷ゚レティ アイㇽ エㇽメ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8">敵などいないアイㇽ兵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T</text:p>
          </table:table-cell>
          <table:table-cell table:style-name="表1.C2" table:number-rows-spanned="2" office:value-type="string">
            <text:p text:style-name="P4">タ</text:p>
          </table:table-cell>
          <table:table-cell table:style-name="表1.C3" office:value-type="string">
            <text:p text:style-name="P2">TAKAMEKU CECNUTIT LETI ATALAM MENIC</text:p>
          </table:table-cell>
          <table:table-cell table:style-name="表1.C2" office:value-type="string">
            <text:p text:style-name="P6">タカメク　セㇲヌティㇳ　レティ　アタラン　メニㇲ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9">△天恵<text:span text:style-name="T1">(</text:span>タカメク<text:span text:style-name="T1">)</text:span>尽きぬアタラム島：タムツイという宗教で重要な土地アタラム島を讃える（国歌からの引用）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D</text:p>
          </table:table-cell>
          <table:table-cell table:style-name="表1.C2" table:number-rows-spanned="2" office:value-type="string">
            <text:p text:style-name="P4">ダ</text:p>
          </table:table-cell>
          <table:table-cell table:style-name="表1.C3" office:value-type="string">
            <text:p text:style-name="P2">DOCNETOC MOL PI PULANICA MOL</text:p>
          </table:table-cell>
          <table:table-cell table:style-name="表1.C2" office:value-type="string">
            <text:p text:style-name="P6">ドㇲネトㇲ　モㇽ　ピ　プラニサ　モㇽ　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9">酒もあるし法衣<text:span text:style-name="T1">(</text:span>プラニサ<text:span text:style-name="T1">)</text:span>もある：酒もリパラオネ教<text:span text:style-name="T1">(禁酒の戒律のある宗教)の法衣フラニザもあるという文化多様性をアピール</text:span>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N</text:p>
          </table:table-cell>
          <table:table-cell table:style-name="表1.C2" table:number-rows-spanned="2" office:value-type="string">
            <text:p text:style-name="P4">ナ</text:p>
          </table:table-cell>
          <table:table-cell table:style-name="表1.C3" office:value-type="string">
            <text:p text:style-name="P2">NANALA JUNALIKA E XUTZEN LETI MENA</text:p>
          </table:table-cell>
          <table:table-cell table:style-name="表1.C2" office:value-type="string">
            <text:p text:style-name="P6">ナナラ　ユナリカ　エ　シュㇳツェン　レティ　メナ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8">☆ナナラの港は工業の友：ナナラの大貿易港<text:span text:style-name="T1">(</text:span>石炭や鉄鋼を多く輸入<text:span text:style-name="T1">)</text:span>を讃える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L</text:p>
          </table:table-cell>
          <table:table-cell table:style-name="表1.C2" table:number-rows-spanned="2" office:value-type="string">
            <text:p text:style-name="P4">ラ</text:p>
          </table:table-cell>
          <table:table-cell table:style-name="表1.C3" office:value-type="string">
            <text:p text:style-name="P2">LEME E PALBIC PI NUKIL E PALBIC</text:p>
          </table:table-cell>
          <table:table-cell table:style-name="表1.C2" office:value-type="string">
            <text:p text:style-name="P6">レメ エ パㇽビㇲ ピ ヌキㇽ エ パㇽビㇲ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8">☆線路が繋がり、心が繋がる：インフラアピール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K</text:p>
          </table:table-cell>
          <table:table-cell table:style-name="表1.C2" table:number-rows-spanned="2" office:value-type="string">
            <text:p text:style-name="P4">カ</text:p>
          </table:table-cell>
          <table:table-cell table:style-name="表1.C3" office:value-type="string">
            <text:p text:style-name="P2">KUWA AT ELME E ICCO E TUDE JO PANKALETI</text:p>
          </table:table-cell>
          <table:table-cell table:style-name="表1.C2" office:value-type="string">
            <text:p text:style-name="P6">クワ　アㇳ　エㇽメ　エ　イㇲソ　エ　トゥデ　ヨ　パンカレティ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8">筆兵無傾の理念は、国を善き方向へと導く：筆兵無傾<text:span text:style-name="T1">(事務職と現場職の均衡の重要性を説くアイル共和国の標語)を讃える</text:span></text:p>
          </table:table-cell>
          <table:covered-table-cell/>
        </table:table-row>
        <table:table-row table:style-name="表1.1">
          <table:table-cell table:style-name="表1.A23" table:number-rows-spanned="2" office:value-type="string">
            <text:p text:style-name="P3">J</text:p>
          </table:table-cell>
          <table:table-cell table:style-name="表1.B23" table:number-rows-spanned="2" office:value-type="string">
            <text:p text:style-name="P4">ヤ</text:p>
          </table:table-cell>
          <table:table-cell table:style-name="表1.C23" office:value-type="string">
            <text:p text:style-name="P2">JO ANA-LETI-LEKKA ICCO E PAC A</text:p>
          </table:table-cell>
          <table:table-cell table:style-name="表1.C2" office:value-type="string">
            <text:p text:style-name="P6">ヨ　アナ・レティ・レㇰカ　イㇲソ　エ　パㇲ　ア</text:p>
          </table:table-cell>
        </table:table-row>
        <table:table-row table:style-name="表1.1">
          <table:covered-table-cell table:style-name="表1.A23"/>
          <table:covered-table-cell table:style-name="表1.B23"/>
          <table:table-cell table:style-name="表1.B23" table:number-columns-spanned="2" office:value-type="string">
            <text:p text:style-name="P9">10月8日、国は始まる：10月8日に発生した文化多様性確保に端を発する内戦の成果を讃える</text:p>
          </table:table-cell>
          <table:covered-table-cell/>
        </table:table-row>
        <table:table-row table:style-name="表1.1">
          <table:table-cell table:style-name="表1.A23" table:number-rows-spanned="2" office:value-type="string">
            <text:p text:style-name="P3">W</text:p>
          </table:table-cell>
          <table:table-cell table:style-name="表1.B23" table:number-rows-spanned="2" office:value-type="string">
            <text:p text:style-name="P4">ワ</text:p>
          </table:table-cell>
          <table:table-cell table:style-name="表1.C23" office:value-type="string">
            <text:p text:style-name="P2">WAXECLETI MO E EXETEN JO AIKIT</text:p>
          </table:table-cell>
          <table:table-cell table:style-name="表1.C2" office:value-type="string">
            <text:p text:style-name="P6">ワシェㇲレティ　モ　エ　エシェテン　ヨ　アイキㇳ</text:p>
          </table:table-cell>
        </table:table-row>
        <table:table-row table:style-name="表1.1">
          <table:covered-table-cell table:style-name="表1.A23"/>
          <table:covered-table-cell table:style-name="表1.B23"/>
          <table:table-cell table:style-name="表1.B23" table:number-columns-spanned="2" office:value-type="string">
            <text:p text:style-name="P9">△異文化香るアイキㇳ島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A</text:p>
          </table:table-cell>
          <table:table-cell table:style-name="表1.C2" table:number-rows-spanned="2" office:value-type="string">
            <text:p text:style-name="P4">ア</text:p>
          </table:table-cell>
          <table:table-cell table:style-name="表1.C3" office:value-type="string">
            <text:p text:style-name="P2">AIL LATA DOKTIT JUTATA PI E TATA</text:p>
          </table:table-cell>
          <table:table-cell table:style-name="表1.C2" office:value-type="string">
            <text:p text:style-name="P6">アイㇽ　ラタ　ドㇰティㇳ　ユタタ　ピ　エ　タタ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6">アイㇽの人は声を上げて喜ぶ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E</text:p>
          </table:table-cell>
          <table:table-cell table:style-name="表1.C2" table:number-rows-spanned="2" office:value-type="string">
            <text:p text:style-name="P4">エ</text:p>
          </table:table-cell>
          <table:table-cell table:style-name="表1.C3" office:value-type="string">
            <text:p text:style-name="P2">ETOLEN LINMAN E MI CET LETI LUKUP CET LETI KAPA</text:p>
          </table:table-cell>
          <table:table-cell table:style-name="表1.C2" office:value-type="string">
            <text:p text:style-name="P6">エトレン　リンマン　エ　ミ　セㇳ　レティ　ルクㇷ゚　セㇳ　レティ　カパ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9">伝統ある燐字は我々の諸言語の光：表意文字「燐字」が国内の言語多様性を吸収してくれるという夢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I</text:p>
          </table:table-cell>
          <table:table-cell table:style-name="表1.C2" table:number-rows-spanned="2" office:value-type="string">
            <text:p text:style-name="P4">イ</text:p>
          </table:table-cell>
          <table:table-cell table:style-name="表1.C3" office:value-type="string">
            <text:p text:style-name="P2">ICCO CECNUTIT LATA PI LATA CECNUTIT ICCO</text:p>
          </table:table-cell>
          <table:table-cell table:style-name="表1.C2" office:value-type="string">
            <text:p text:style-name="P6">イㇲソ　セㇲヌティㇳ　ラタ　ピ　ラタ　セㇲヌティㇳ　イㇲソ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6">国が人を守り、人が国を守る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U</text:p>
          </table:table-cell>
          <table:table-cell table:style-name="表1.C2" table:number-rows-spanned="2" office:value-type="string">
            <text:p text:style-name="P4">ウ</text:p>
          </table:table-cell>
          <table:table-cell table:style-name="表1.C3" office:value-type="string">
            <text:p text:style-name="P2">ULE E KILE PI JO LAMOI XELIT LAZO NECNIP</text:p>
          </table:table-cell>
          <table:table-cell table:style-name="表1.C2" office:value-type="string">
            <text:p text:style-name="P6">ウレ　エ　キレ　ピ　ヨ　ラモイ　シェリㇳ　ラツォ　ネㇲニㇷ゚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8">☆冬来ればラモイで見ようラツォの雪</text:p>
          </table:table-cell>
          <table:covered-table-cell/>
        </table:table-row>
        <table:table-row table:style-name="表1.1">
          <table:table-cell table:style-name="表1.A2" table:number-rows-spanned="2" office:value-type="string">
            <text:p text:style-name="P3">O</text:p>
          </table:table-cell>
          <table:table-cell table:style-name="表1.C2" table:number-rows-spanned="2" office:value-type="string">
            <text:p text:style-name="P4">オ</text:p>
          </table:table-cell>
          <table:table-cell table:style-name="表1.C3" office:value-type="string">
            <text:p text:style-name="P2">ONEC AT DECTOK E PAC JO AIL </text:p>
          </table:table-cell>
          <table:table-cell table:style-name="表1.C2" office:value-type="string">
            <text:p text:style-name="P6">オネㇲ　アㇳ　デㇲトㇰ　エ　パㇲ　ヨ　アイㇽ　</text:p>
          </table:table-cell>
        </table:table-row>
        <table:table-row table:style-name="表1.1">
          <table:covered-table-cell table:style-name="表1.A2"/>
          <table:covered-table-cell table:style-name="表1.C2"/>
          <table:table-cell table:style-name="表1.C2" table:number-columns-spanned="2" office:value-type="string">
            <text:p text:style-name="P5">パンも芋もアイㇽ産</text:p>
          </table:table-cell>
          <table:covered-table-cell/>
        </table:table-row>
      </table:table>
      <text:p text:style-name="P1"><text:span text:style-name="T4"/></text:p>
      <text:p text:style-name="P1">追加点：</text:p>
      <text:p text:style-name="P1"><text:span text:style-name="T4">△</text:span>３枚すべて集めると「離島に行こう」<text:span text:style-name="T10">10</text:span><text:span text:style-name="T1">点</text:span></text:p>
      <text:p text:style-name="Standard">☆このうち３枚集めると「マナナ島観光」<text:span text:style-name="T10">5</text:span><text:span text:style-name="T1">点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acil_lujot" svg:font-family="acil_lujot" style:font-pitch="variable"/>
    <style:font-face style:name="cutapijot" svg:font-family="cutapijot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wiss" style:font-pitch="variable"/>
    <style:font-face style:name="源ノ角ゴシック1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1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07:10:30.874000000</meta:creation-date>
    <dc:date>2024-04-01T02:18:50.011000000</dc:date>
    <meta:editing-duration>P1DT12H6M23S</meta:editing-duration>
    <meta:editing-cycles>4</meta:editing-cycles>
    <meta:generator>LibreOffice/7.6.1.2$Windows_X86_64 LibreOffice_project/f5defcebd022c5bc36bbb79be232cb6926d8f674</meta:generator>
    <meta:print-date>2024-03-30T14:58:52.391000000</meta:print-date>
    <meta:printed-by>PDF ファイル</meta:printed-by>
    <meta:document-statistic meta:table-count="1" meta:image-count="0" meta:object-count="0" meta:page-count="1" meta:paragraph-count="95" meta:word-count="1100" meta:character-count="1700" meta:non-whitespace-character-count="1495"/>
  </office:meta>
</office:document-meta>
</file>